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c731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8c73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8c7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яснительная записка к проекту внесения изменений в действующие Правила землепользования и застройки МО Завьяловское Завьяловского района Удмуртской Республики </text:p>
      <text:p text:style-name="P1"/>
      <text:p text:style-name="P3"><text:tab/>Внесение изменений предполагается в части земельных участков с кадастровыми номерами:</text:p>
      <text:p text:style-name="P3">- 18:08:035001:228;</text:p>
      <text:p text:style-name="P3">- 18:08:034001:2517;</text:p>
      <text:p text:style-name="P3">- 18:08:034001:2518;</text:p>
      <text:p text:style-name="P3">- 18:08:034001:2519;</text:p>
      <text:p text:style-name="P3">- 18:08:034001:7584;</text:p>
      <text:p text:style-name="P3">- 18:08:034001:7585;</text:p>
      <text:p text:style-name="P3">- 18:08:034001:7586;</text:p>
      <text:p text:style-name="P3">- 18:08:034001:7799;</text:p>
      <text:p text:style-name="P3">- 18:08:034001:7800;</text:p>
      <text:p text:style-name="P3">- 18:08:034001:7801,</text:p>
      <text:p text:style-name="P3">общей площадью 5885563 кв. м, расположенные в н.п. Башур и н.п. Красный Кустарь Завьяловского района Удмуртской Республики, находящиеся в частной собственности. </text:p>
      <text:p text:style-name="P3"/>
      <text:p text:style-name="P3"><text:tab/>Внесение данных изменений обусловлено следующими факторами (предлагаемый состав территориальных зон и их структура представлены соответственно в <text:span text:style-name="T2">Таблицах 1 и 2</text:span>, баланс изменений отображен в <text:span text:style-name="T2">Таблице 4</text:span> настоящей Пояснительной записки, структура изменений отображена на <text:span text:style-name="T2">Схеме 1</text:span>): </text:p>
      <text:p text:style-name="P3"><text:tab/>1. Согласно действующих Правил землепользования и застройки, территориальные зоны установлены нерационально — очень большая площадь отведена под общественноделовую застройку, что приводит к её дублированию, так как размещение объектов на этой территориальной зоне уже включены в составы других территориальных зон, а это порядка 71 га;</text:p>
      <text:p text:style-name="P3"><text:tab/>2. То же самое касается объектов инженерной инфраструктуры — 29 га;</text:p>
      <text:p text:style-name="P3"><text:tab/>3. Включена территориальная зона транспорта на земельном участке придорожной полосы, свободная от объектов инженерной инфраструктуры — 11 га;</text:p>
      <text:p text:style-name="P3"><text:tab/>4. Для более компактного и рационального размещения объектов инфраструктуры и использования земельного участка, а соответственно и увеличения объемов строительства жилья сокращена площадь территориальных зон под Индивидуальную жилую застройку (Ж1.1) и под Малоэтажную жилую застройку (Ж-2.1). Изменение составляет порядка 108 га, данная площадь переведена в территориальную зону Ж-3.1. (Среднеэтажная жилая застройка).</text:p>
      <text:p text:style-name="P3"/>
      <text:p text:style-name="P3"><text:tab/>В результате данных изменений объем строительства жилого фонда увеличится на <text:span text:style-name="T2">1 535 тыс. кв. м и составит 2 119 тыс. кв. м</text:span> <text:span text:style-name="T2">(Таблица 5)</text:span>, с сохранением требуемого количества объектов социального и общественно-делового назначения. </text:p>
      <text:p text:style-name="P3"><text:tab/>При принятии данного решения в расчет брались показатели Коэффициент застройки и Коэффициент плотности застройки ниже нормативных на 25% и ниже показателей, согласно <text:span text:style-name="T2">Паспорта земельного участка</text:span>, при подготовке которого использовались проектные решения, согласно действующих Правил землепользования и застройки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5:05:43.889000000</meta:creation-date>
    <dc:date>2024-03-26T15:10:07.046000000</dc:date>
    <meta:editing-duration>PT4M23S</meta:editing-duration>
    <meta:editing-cycles>1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20" meta:word-count="294" meta:character-count="2390" meta:non-whitespace-character-count="2100"/>
  </office:meta>
</office:document-meta>
</file>